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d6c6c" officeooo:paragraph-rsid="000d6c6c"/>
    </style:style>
    <style:style style:name="P2" style:family="paragraph" style:parent-style-name="Standard">
      <style:text-properties officeooo:paragraph-rsid="000d6c6c"/>
    </style:style>
    <style:style style:name="T1" style:family="text">
      <style:text-properties officeooo:rsid="000d6c6c"/>
    </style:style>
    <style:style style:name="T2" style:family="text">
      <style:text-properties officeooo:rsid="000ec3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LYRA PAX ARA, <text:s/>um projeto de partilha de conhecimentos, histórias e visões</text:p>
      <text:p text:style-name="P1"/>
      <text:p text:style-name="P1">Porquê<text:span text:style-name="T2"> o acrónimo</text:span> LYRAPAXARA ?</text:p>
      <text:p text:style-name="P1"/>
      <text:p text:style-name="P1">Lyrapaxara é composto por três elementos:</text:p>
      <text:p text:style-name="P1"/>
      <text:p text:style-name="P2"><text:span text:style-name="T1">LYRA = representa a lira, o antigo instrumento de cordas do herói mítico ORFEU.</text:span><text:span text:style-name="T2"> </text:span>Lyra é, acima de tudo, o símbolo da música como linguagem divina — capaz de unir o humano ao cósmico, acalmar o selvagem e vencer até a morte. Representa a vitória da harmonia e da beleza sobre o caos e a escuridão.</text:p>
      <text:p text:style-name="P1"/>
      <text:p text:style-name="P2"><text:span text:style-name="T1">PAX = é a deusa personificação da PAZ na mitologia romana. A paz decorre de um estado de ordem, de harmonia e prosperidade.</text:span><text:span text:style-name="T2"> </text:span>Pax simboliza a paz como força civilizadora, geradora de prosperidade, ordem e harmonia</text:p>
      <text:p text:style-name="P1"/>
      <text:p text:style-name="P1">ARA = representa <text:span text:style-name="T2">o</text:span> ALTAR, ou seja um espaço de <text:span text:style-name="T2">projeção </text:span>ritual, místico, de congregação dos crentes que em volta dele, se tornam numa entidade <text:span text:style-name="T2">transubstanciada</text:span>.<text:span text:style-name="T2"> </text:span>Assim, neste composto, o Altar é o espaço em que se projetam harmonia, tranquilidade, prosperidade, criatividade <text:span text:style-name="T2">e belez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6T13:45:52.830869114</meta:creation-date>
    <dc:date>2026-05-06T14:20:56.618481996</dc:date>
    <meta:editing-duration>PT14M28S</meta:editing-duration>
    <meta:editing-cycles>1</meta:editing-cycles>
    <meta:document-statistic meta:table-count="0" meta:image-count="0" meta:object-count="0" meta:page-count="1" meta:paragraph-count="6" meta:word-count="158" meta:character-count="934" meta:non-whitespace-character-count="780"/>
    <meta:generator>LibreOffice/24.2.7.2$Linux_X86_64 LibreOffice_project/420$Build-2</meta:generator>
  </office:meta>
</office:document-meta>
</file>